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rsid="0036964b" officeooo:paragraph-rsid="0036964b"/>
    </style:style>
    <style:style style:name="P2" style:family="paragraph" style:parent-style-name="Heading_20_2">
      <style:text-properties officeooo:rsid="003718a8" officeooo:paragraph-rsid="003718a8"/>
    </style:style>
    <style:style style:name="P3" style:family="paragraph" style:parent-style-name="Body">
      <style:text-properties officeooo:rsid="003718a8" officeooo:paragraph-rsid="003718a8"/>
    </style:style>
    <style:style style:name="P4" style:family="paragraph" style:parent-style-name="Body">
      <style:text-properties officeooo:rsid="003718a8" officeooo:paragraph-rsid="0036964b"/>
    </style:style>
    <style:style style:name="P5" style:family="paragraph" style:parent-style-name="Footer">
      <style:text-properties officeooo:paragraph-rsid="0020cd04"/>
    </style:style>
    <style:style style:name="P6" style:family="paragraph" style:parent-style-name="Standard">
      <style:paragraph-properties fo:margin-top="0.111in" fo:margin-bottom="0in" loext:contextual-spacing="false"/>
    </style:style>
    <style:style style:name="P7" style:family="paragraph" style:parent-style-name="Legals">
      <style:text-properties officeooo:paragraph-rsid="0020cd04"/>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officeooo:paragraph-rsid="0032ebe3" style:language-complex="ar" style:country-complex="SA"/>
    </style:style>
    <style:style style:name="P11" style:family="paragraph" style:parent-style-name="CellBody">
      <style:paragraph-properties fo:keep-with-next="always" style:snap-to-layout-grid="false"/>
      <style:text-properties fo:language="en" fo:country="US" officeooo:rsid="0032ebe3" officeooo:paragraph-rsid="0032ebe3" style:language-complex="ar" style:country-complex="SA"/>
    </style:style>
    <style:style style:name="P12" style:family="paragraph" style:parent-style-name="CellBody">
      <style:paragraph-properties fo:keep-with-next="always" style:snap-to-layout-grid="false"/>
      <style:text-properties fo:language="en" fo:country="US" officeooo:rsid="00352c2d" officeooo:paragraph-rsid="0032ebe3" style:language-complex="ar" style:country-complex="SA"/>
    </style:style>
    <style:style style:name="P13" style:family="paragraph" style:parent-style-name="CellBody">
      <style:paragraph-properties fo:keep-with-next="always" style:snap-to-layout-grid="false"/>
      <style:text-properties fo:language="en" fo:country="US" officeooo:rsid="00352c2d" officeooo:paragraph-rsid="00352c2d"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officeooo:rsid="00316379" officeooo:paragraph-rsid="00316379" style:language-complex="ar" style:country-complex="SA"/>
    </style:style>
    <style:style style:name="P16" style:family="paragraph" style:parent-style-name="CellBody">
      <style:text-properties fo:language="en" fo:country="US"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CellBody">
      <style:paragraph-properties style:snap-to-layout-grid="false"/>
      <style:text-properties fo:language="en" fo:country="US" officeooo:paragraph-rsid="0032ebe3" style:language-complex="ar" style:country-complex="SA"/>
    </style:style>
    <style:style style:name="P19" style:family="paragraph" style:parent-style-name="CellBody">
      <style:paragraph-properties style:snap-to-layout-grid="false"/>
      <style:text-properties fo:language="en" fo:country="US" officeooo:rsid="0032ebe3" officeooo:paragraph-rsid="0032ebe3"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22" style:family="paragraph" style:parent-style-name="Standard">
      <style:text-properties style:font-name="Arial" fo:language="en" fo:country="US" officeooo:paragraph-rsid="001b92ce" style:language-complex="ar" style:country-complex="SA"/>
    </style:style>
    <style:style style:name="P23" style:family="paragraph" style:parent-style-name="Standard">
      <style:text-properties style:font-name="Arial" fo:language="en" fo:country="US" officeooo:rsid="001febee" officeooo:paragraph-rsid="001b92ce" style:language-complex="ar" style:country-complex="SA"/>
    </style:style>
    <style:style style:name="P24" style:family="paragraph" style:parent-style-name="Standard">
      <style:text-properties fo:language="en" fo:country="US" style:language-complex="ar" style:country-complex="SA"/>
    </style:style>
    <style:style style:name="P25" style:family="paragraph" style:parent-style-name="Standard">
      <style:text-properties fo:language="en" fo:country="US" officeooo:paragraph-rsid="0032ebe3" style:language-complex="ar" style:country-complex="SA"/>
    </style:style>
    <style:style style:name="P26" style:family="paragraph" style:parent-style-name="Body">
      <style:text-properties officeooo:paragraph-rsid="001b92ce"/>
    </style:style>
    <style:style style:name="P27" style:family="paragraph" style:parent-style-name="Body">
      <style:text-properties fo:language="en" fo:country="US" style:language-complex="ar" style:country-complex="SA"/>
    </style:style>
    <style:style style:name="P28" style:family="paragraph" style:parent-style-name="Body">
      <style:text-properties fo:language="en" fo:country="US" officeooo:rsid="001febee" officeooo:paragraph-rsid="001b92ce" style:language-complex="ar" style:country-complex="SA"/>
    </style:style>
    <style:style style:name="P2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30" style:family="paragraph" style:parent-style-name="Body">
      <style:text-properties officeooo:rsid="002b27a6" officeooo:paragraph-rsid="002b27a6"/>
    </style:style>
    <style:style style:name="P31" style:family="paragraph" style:parent-style-name="Body">
      <style:text-properties officeooo:rsid="00340a7c" officeooo:paragraph-rsid="00340a7c"/>
    </style:style>
    <style:style style:name="P32" style:family="paragraph" style:parent-style-name="Body">
      <style:text-properties officeooo:rsid="0036964b" officeooo:paragraph-rsid="0036964b"/>
    </style:style>
    <style:style style:name="P33" style:family="paragraph" style:parent-style-name="Body">
      <style:text-properties fo:language="en" fo:country="US" style:language-complex="ar" style:country-complex="SA"/>
    </style:style>
    <style:style style:name="P34" style:family="paragraph" style:parent-style-name="Body">
      <style:text-properties fo:language="en" fo:country="US" officeooo:rsid="003e853e" officeooo:paragraph-rsid="003e853e" style:language-complex="ar" style:country-complex="SA"/>
    </style:style>
    <style:style style:name="P35" style:family="paragraph" style:parent-style-name="Body">
      <style:text-properties fo:language="en" fo:country="US" officeooo:rsid="00406321" officeooo:paragraph-rsid="00406321" style:language-complex="ar" style:country-complex="SA"/>
    </style:style>
    <style:style style:name="P36" style:family="paragraph" style:parent-style-name="Body">
      <style:text-properties fo:language="en" fo:country="US" officeooo:paragraph-rsid="00406321" style:language-complex="ar" style:country-complex="SA"/>
    </style:style>
    <style:style style:name="P37" style:family="paragraph" style:parent-style-name="Body">
      <style:text-properties officeooo:rsid="0040f54e" officeooo:paragraph-rsid="0040f54e"/>
    </style:style>
    <style:style style:name="P38" style:family="paragraph" style:parent-style-name="Body">
      <style:text-properties officeooo:rsid="00420b49" officeooo:paragraph-rsid="00420b49"/>
    </style:style>
    <style:style style:name="P39" style:family="paragraph" style:parent-style-name="Body">
      <style:text-properties officeooo:paragraph-rsid="00420b49"/>
    </style:style>
    <style:style style:name="P40" style:family="paragraph" style:parent-style-name="Body">
      <style:text-properties officeooo:rsid="0036964b" officeooo:paragraph-rsid="0036964b"/>
    </style:style>
    <style:style style:name="P41" style:family="paragraph" style:parent-style-name="Body">
      <style:text-properties officeooo:rsid="003718a8" officeooo:paragraph-rsid="003718a8"/>
    </style:style>
    <style:style style:name="P42" style:family="paragraph" style:parent-style-name="Body">
      <style:text-properties officeooo:rsid="003718a8" officeooo:paragraph-rsid="0036964b"/>
    </style:style>
    <style:style style:name="P4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6" style:family="paragraph" style:parent-style-name="Document_20_Title">
      <style:text-properties fo:language="en" fo:country="US" style:language-complex="ar" style:country-complex="SA"/>
    </style:style>
    <style:style style:name="P47" style:family="paragraph" style:parent-style-name="CellBody">
      <style:paragraph-properties style:snap-to-layout-grid="false"/>
      <style:text-properties fo:language="en" fo:country="US" officeooo:rsid="00433d8a" officeooo:paragraph-rsid="00433d8a" style:language-complex="ar" style:country-complex="SA"/>
    </style:style>
    <style:style style:name="P48" style:family="paragraph" style:parent-style-name="CellBody">
      <style:text-properties fo:language="en" fo:country="US" officeooo:rsid="00433d8a" officeooo:paragraph-rsid="00433d8a" style:language-complex="ar" style:country-complex="SA"/>
    </style:style>
    <style:style style:name="P49" style:family="paragraph" style:parent-style-name="Standard">
      <style:text-properties officeooo:rsid="00433d8a" officeooo:paragraph-rsid="00433d8a"/>
    </style:style>
    <style:style style:name="P50" style:family="paragraph" style:parent-style-name="Heading_20_1">
      <style:text-properties fo:language="en" fo:country="US" style:language-complex="ar" style:country-complex="SA"/>
    </style:style>
    <style:style style:name="P51" style:family="paragraph" style:parent-style-name="Heading_20_1">
      <style:paragraph-properties fo:break-before="page"/>
      <style:text-properties fo:language="en" fo:country="US" style:language-complex="ar" style:country-complex="SA"/>
    </style:style>
    <style:style style:name="P52" style:family="paragraph" style:parent-style-name="Heading_20_2">
      <style:text-properties fo:language="en" fo:country="US" style:language-complex="ar" style:country-complex="SA"/>
    </style:style>
    <style:style style:name="P53" style:family="paragraph" style:parent-style-name="Heading_20_2">
      <style:text-properties fo:language="en" fo:country="US" officeooo:rsid="0021c380" officeooo:paragraph-rsid="001b92ce" style:language-complex="ar" style:country-complex="SA"/>
    </style:style>
    <style:style style:name="P54" style:family="paragraph" style:parent-style-name="Heading_20_2">
      <style:text-properties fo:language="en" fo:country="US" officeooo:rsid="001febee" officeooo:paragraph-rsid="001b92ce" style:language-complex="ar" style:country-complex="SA"/>
    </style:style>
    <style:style style:name="P55" style:family="paragraph" style:parent-style-name="Heading_20_2">
      <style:text-properties officeooo:rsid="002b27a6" officeooo:paragraph-rsid="002b27a6"/>
    </style:style>
    <style:style style:name="P56" style:family="paragraph" style:parent-style-name="Heading_20_2">
      <style:text-properties officeooo:rsid="0036964b" officeooo:paragraph-rsid="0036964b"/>
    </style:style>
    <style:style style:name="P57" style:family="paragraph" style:parent-style-name="Heading_20_2">
      <style:text-properties officeooo:rsid="003718a8" officeooo:paragraph-rsid="003718a8"/>
    </style:style>
    <style:style style:name="P58" style:family="paragraph" style:parent-style-name="Heading_20_2">
      <style:text-properties officeooo:rsid="0040f54e" officeooo:paragraph-rsid="0040f54e"/>
    </style:style>
    <style:style style:name="P59"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d69a3" style:language-complex="ar" style:country-complex="SA"/>
    </style:style>
    <style:style style:name="T8" style:family="text">
      <style:text-properties style:font-name="Courier New"/>
    </style:style>
    <style:style style:name="T9" style:family="text">
      <style:text-properties officeooo:rsid="002c9690"/>
    </style:style>
    <style:style style:name="T10" style:family="text">
      <style:text-properties officeooo:rsid="002c9fb2"/>
    </style:style>
    <style:style style:name="T11" style:family="text">
      <style:text-properties officeooo:rsid="00340a7c"/>
    </style:style>
    <style:style style:name="T12" style:family="text">
      <style:text-properties officeooo:rsid="003ba482"/>
    </style:style>
    <style:style style:name="T13" style:family="text">
      <style:text-properties officeooo:rsid="003e853e"/>
    </style:style>
    <style:style style:name="T14" style:family="text">
      <style:text-properties style:font-name="Courier New1"/>
    </style:style>
    <style:style style:name="T15" style:family="text">
      <style:text-properties officeooo:rsid="00406321"/>
    </style:style>
    <style:style style:name="T16" style:family="text">
      <style:text-properties officeooo:rsid="00420b49"/>
    </style:style>
    <style:style style:name="T17" style:family="text">
      <style:text-properties officeooo:rsid="004545e5"/>
    </style:style>
    <style:style style:name="T18" style:family="text">
      <style:text-properties officeooo:rsid="00454b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648699401952" text:id="ct140648699401952">
          <text:insertion>
            <office:change-info>
              <dc:creator>David Bosschaert</dc:creator>
              <dc:date>2016-09-13T14:35:00</dc:date>
            </office:change-info>
          </text:insertion>
        </text:changed-region>
        <text:changed-region xml:id="ct140648904346224" text:id="ct140648904346224">
          <text:insertion>
            <office:change-info>
              <dc:creator>David Bosschaert</dc:creator>
              <dc:date>2016-09-13T14:35:00</dc:date>
            </office:change-info>
          </text:insertion>
        </text:changed-region>
        <text:changed-region xml:id="ct140648906973456" text:id="ct140648906973456">
          <text:insertion>
            <office:change-info>
              <dc:creator>David Bosschaert</dc:creator>
              <dc:date>2016-09-13T14:35:00</dc:date>
            </office:change-info>
          </text:insertion>
        </text:changed-region>
        <text:changed-region xml:id="ct140648931611360" text:id="ct140648931611360">
          <text:insertion>
            <office:change-info>
              <dc:creator>David Bosschaert</dc:creator>
              <dc:date>2016-09-13T14:38:00</dc:date>
            </office:change-info>
          </text:insertion>
        </text:changed-region>
        <text:changed-region xml:id="ct140648904991216" text:id="ct140648904991216">
          <text:deletion>
            <office:change-info>
              <dc:creator>David Bosschaert</dc:creator>
              <dc:date>2016-09-13T14:35:00</dc:date>
            </office:change-info>
            <text:p text:style-name="P1"/>
            <text:h text:style-name="P2" text:outline-level="2">Whiteboard Marking</text:h>
            <text:p text:style-name="P3">As a whiteboard implementation I want to “mark” a service as having been processed. This way parties that are interested in the processed services can react to them by looking for the “processed” property.</text:p>
            <text:p text:style-name="P4">This would still need to work in the case where the whiteboard service was registered using Declarative Services and potentially had its properties updated using Config Admin. This could get messy, with the service property being briefly deleted by SCR on a config change, and then having to be re-added by the whiteboard implementation, even if there was no period of unavailability for the processed servic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graphics1" text:anchor-type="paragraph" svg:width="7in" svg:height="3.1075in" draw:z-index="0"><draw:image xlink:href="Pictures/1000020100000427000001D858483800E19BA5DB.png" xlink:type="simple" xlink:show="embed" xlink:actuate="onLoad"/></draw:frame></text:p>
      <text:p text:style-name="P20"><text:user-defined style:data-style-name="N0" text:name="RFP Title">RFP 182: Service Decorations</text:user-defined></text:p>
      <text:p text:style-name="P20"><text:span text:style-name="T2">Draft<text:line-break/><text:line-break/></text:span><text:span text:style-name="T2"><text:page-count style:num-format="1">8</text:page-count></text:span><text:span text:style-name="T2"> Pages</text:span></text:p>
      <text:p text:style-name="P20"><text:span text:style-name="T3"/></text:p>
      <text:p text:style-name="P14">Abstract</text:p>
      <text:p text:style-name="P15">Service properties provide a powerful way to add metadata to a service. It they <text:span text:style-name="T11">can </text:span>be used for filtering, inspection and <text:span text:style-name="T11">are</text:span> posted to interested parties via a change notification mechanism. Up until now service properties are owned by the bundle that registers the service. Only that bundle has the ServiceRegistration that allows modification of these properties. </text:p>
      <text:p text:style-name="P15">This RFP explores the possibility to allow other bundles to provide service properties or decorate services somehow. </text:p>
      <text:h text:style-name="P51" text:outline-level="1" text:restart-numbering="true" text:start-value="-1">Document Information</text:h>
      <text:h text:style-name="P53" text:outline-level="2">License</text:h>
      <text:p text:style-name="P29">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3">I HEREBY ACKNOWLEDGE AND AGREE TO THE TERMS AND CONDITIONS DELINEATED ABOVE.</text:p>
      <text:h text:style-name="P54"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h>
      <text:p text:style-name="P26"><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3">0 Document Information<text:tab/>2</text:p>
          <text:p text:style-name="P44">0.1 License<text:tab/>2</text:p>
          <text:p text:style-name="P44">0.2 Trademarks<text:tab/>3</text:p>
          <text:p text:style-name="P44">0.3 Feedback<text:tab/>3</text:p>
          <text:p text:style-name="P44">0.4 Table of Contents<text:tab/>3</text:p>
          <text:p text:style-name="P44">0.5 Terminology and Document Conventions<text:tab/>4</text:p>
          <text:p text:style-name="P44">0.6 Revision History<text:tab/>4</text:p>
          <text:p text:style-name="P43">1 Introduction<text:tab/>4</text:p>
          <text:p text:style-name="P43">2 Application Domain<text:tab/>5</text:p>
          <text:p text:style-name="P44">2.1 Terminology + Abbreviations<text:tab/>5</text:p>
          <text:p text:style-name="P43">3 Problem Description<text:tab/>5</text:p>
          <text:p text:style-name="P44">3.1 DS Configured Components<text:tab/>5</text:p>
          <text:p text:style-name="P44">3.2 Service Registry Hooks<text:tab/>6</text:p>
          <text:p text:style-name="P43">4 Use Cases<text:tab/>6</text:p>
          <text:p text:style-name="P44">4.1 NodeStatus services<text:tab/>6</text:p>
          <text:p text:style-name="P44">4.2 Location for Services<text:tab/>6</text:p>
          <text:p text:style-name="P44">4.3 Service Wiring<text:tab/>6</text:p>
          <text:p text:style-name="P44">4.4 Whiteboard Marking<text:tab/>7</text:p>
          <text:p text:style-name="P43"><text:soft-page-break/>5 Requirements<text:tab/>7</text:p>
          <text:p text:style-name="P43">6 Document Support<text:tab/>7</text:p>
          <text:p text:style-name="P44">6.1 References<text:tab/>7</text:p>
          <text:p text:style-name="P44">6.2 Author’s Address<text:tab/>7</text:p>
          <text:p text:style-name="P44">6.3 End of Document<text:tab/>8</text:p>
        </text:index-body>
      </text:table-of-content>
      <text:p text:style-name="P27"/>
      <text:h text:style-name="P52" text:outline-level="2">Terminology and Document Conventions</text:h>
      <text:p text:style-name="P2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7"><text:span text:style-name="T8">Source code is shown in this typeface</text:span>.</text:p>
      <text:h text:style-name="P52" text:outline-level="2">Revision History</text:h>
      <text:p text:style-name="P27">The last named individual in this history is currently responsible for this document.</text:p>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17">Initial</text:p>
          </table:table-cell>
          <table:table-cell table:style-name="Table1.B2" office:value-type="string">
            <text:p text:style-name="Standard">August 2016</text:p>
          </table:table-cell>
          <table:table-cell table:style-name="Table1.C1" office:value-type="string">
            <text:p text:style-name="P16"><text:span text:style-name="T12">David Bosschaert, Tim Ward, Peter Kriens - </text:span>Initial Version</text:p>
          </table:table-cell>
        </table:table-row>
        <table:table-row table:style-name="Table1.2">
          <table:table-cell table:style-name="Table1.A3" office:value-type="string">
            <text:p text:style-name="P47"><text:change-start text:change-id="ct140648699401952"/>0.1<text:change-end text:change-id="ct140648699401952"/></text:p>
          </table:table-cell>
          <table:table-cell table:style-name="Table1.B3" office:value-type="string">
            <text:p text:style-name="P49"><text:change-start text:change-id="ct140648904346224"/>September 2016<text:change-end text:change-id="ct140648904346224"/></text:p>
          </table:table-cell>
          <table:table-cell table:style-name="Table1.C3" office:value-type="string">
            <text:p text:style-name="P48"><text:change-start text:change-id="ct140648906973456"/>David Bosschaert, Feedback from San Jose F2F: add section 2 and 3, remove whiteboard marker use-case. <text:change-end text:change-id="ct140648906973456"/></text:p>
          </table:table-cell>
        </table:table-row>
      </table:table>
      <text:p text:style-name="P27"/>
      <text:h text:style-name="P50" text:outline-level="1">Introduction</text:h>
      <text:p text:style-name="P31">Service properties provide a powerful way to add metadata to a service. It they can be used for filtering, inspection and are posted to interested parties via a change notification mechanism. Up until now service properties are owned by the bundle that registers the service. Only that bundle has the Service<text:change-start text:change-id="ct140648931611360"/> <text:change-end text:change-id="ct140648931611360"/>Registration that allows modification of these properties. </text:p>
      <text:p text:style-name="P31">This RFP explores the possibility to allow other bundles to provide service properties or decorate services somehow. </text:p>
      <text:h text:style-name="P50" text:outline-level="1"><text:soft-page-break/>Application Domain</text:h>
      <text:p text:style-name="P27">OSGi <text:span text:style-name="T13">services are widely used for a large variety of applications. Services are used to represent runtime objects in Java but can also be used to represent live devices in the physical world or compute nodes in a cloud environment. OSGi services have properties associated with them to represent metadata. This metadata can be used to advertise additional capabilities of the service, for example a supported Mime-Type for a decoder service, or as a mechanism to convey information to other parts of the system. For example the Service PID is used to advertise under what persistent key the service can be configured.</text:span></text:p>
      <text:p text:style-name="P34">Service properties can be modified dynamically. The bundle that register<text:span text:style-name="T17">s</text:span> the service is given a <text:span text:style-name="T14">ServiceRegistration</text:span> object <text:span text:style-name="T15">which</text:span> can be used to update the service properties. <text:span text:style-name="T15">However, this Service Registration object is not retrievable by other bundles, so if other bundles wish to update the service properties there is generally no straightforward way to achieve this. </text:span></text:p>
      <text:p text:style-name="P35">There exist a number of use-cases where other bundles want to augment the service properties of a given service. For example to geotag service that represent physical devices, or to tag services with additional information which can then be exposed in a distributed environment using Remote Services. </text:p>
      <text:p text:style-name="P36"><text:span text:style-name="T15">This RFP seeks to add a general mechanism to allow bundles to augment service properties of service registered by other bundles.</text:span></text:p>
      <text:h text:style-name="P52" text:outline-level="2">Terminology + Abbreviations</text:h>
      <text:h text:style-name="P50" text:outline-level="1">Problem Description</text:h>
      <text:p text:style-name="P37">Service properties can only be updated via the <text:span text:style-name="T14">ServiceRegistration</text:span> object, so unless the service registering bundle explicitly shares this registration other bundles cannot directly update the service properties.</text:p>
      <text:p text:style-name="P37">Normally bundles don’t share out the Service Registration, given that this object contains an API to unregister the service they will most likely not do this in the future either as bundles generally want to be in control of <text:span text:style-name="T18">the lifecycle of </text:span>their own services.</text:p>
      <text:h text:style-name="P58" text:outline-level="2">DS Configured Components</text:h>
      <text:p text:style-name="P37">Configuration-admin configured components in Declarative Services reflect their configuration via their service properties. So one way to update the properties of these services is to update the configuration associated with their PID to include any additional data that needs to appear as service properties. </text:p>
      <text:p text:style-name="P37">Other non-DS bundles sometimes follow the same pattern of exposing their configuration as service properties. </text:p>
      <text:p text:style-name="P37"><text:soft-page-break/>While this is a common pattern, it’s not required by the OSGi specifications. Additionally, it may be undesirable to update the configuration of a component to merely represent additional transient metadata. </text:p>
      <text:p text:style-name="P37">Finally, this is not a mechanism that will work for all services. Only services that follow the pattern of exposing their configuration as properties will make this possible. There is a large class of OSGi services that are not configured at all and tying these to Configuration Admin just for service properties seems like an undesirable extra dependency.</text:p>
      <text:h text:style-name="P58" text:outline-level="2">Service Registry Hooks</text:h>
      <text:p text:style-name="P38">Service Registry Hooks provide a means to hide services from certain bundles. This can be used to hide a certain service, create a new service with extra properties and expose this proxy service to service consumers instead. </text:p>
      <text:p text:style-name="P39"><text:span text:style-name="T16">While this will work in general, especially for services that implement interfaces, it is a heavyweight solution that can lead to a lot of surplus service registrations of hidden services. Additionally there are timing issues. The service registry hook needs to be present before the first service client appears, otherwise this client will see the original (non-proxy) service and will not be notified of any additions to the service properties made via the proxies.</text:span></text:p>
      <text:h text:style-name="P50" text:outline-level="1">Use Cases</text:h>
      <text:h text:style-name="P55" text:outline-level="2">NodeStatu<text:span text:style-name="T9">s </text:span>services</text:h>
      <text:p text:style-name="P30">RFC 183 defines a NodeStatus service which represents a node running in the cloud or some other compute platform. The RFC needs a way for nodes to mark themselves so that a provisioning agent or scheduler can know <text:s/>what type of work should be given to this node. For example, a node might have a very strong CPU and the application deployer wants to use the node for offloading computational jobs. Or a node might have a lot of disk space and should be used to host a database.</text:p>
      <text:p text:style-name="P30">A NodeStatus service is a simple OSGi service which is exposed via Remote Services. Its metadata is made available via service properties. <text:span text:style-name="T10">While RFC 183 could define a proprietary mechanism to allow other bundles to extend the NodeStatus service properties, a general solution on the Core OSGi level would be preferable.</text:span></text:p>
      <text:h text:style-name="P56" text:outline-level="2">Location for Services</text:h>
      <text:p text:style-name="P1">A bundle keeps a configurable database for devices in the house. When it sees the service appear, it adds a ‘location’ property to the service so that other bundles can see where the service is located.</text:p>
      <text:h text:style-name="Heading_20_2" text:outline-level="2">Service Wiring</text:h>
      <text:p text:style-name="P1">Each DS component gets its references with a target that asserts its own identity. </text:p>
      <text:p text:style-name="Plain_20_Text"><text:tab/>@Reference(target=“(identity=me)”)</text:p>
      <text:p text:style-name="P1">A bundle then provides a GUI to wire services together. In runtime, this bundle adds a property to wired services with a list of identities that it should wire to.<text:change text:change-id="ct140648904991216"/></text:p>
      <text:h text:style-name="P50" text:outline-level="1"><text:soft-page-break/>Requirements</text:h>
      <text:p text:style-name="Body"><text:span text:style-name="T5">SD</text:span><text:span text:style-name="T7">0010 – Allow bundles to provide additional properties to an OSGi service, even if these bundles do not have access to the original ServiceRegistration of that service.</text:span></text:p>
      <text:h text:style-name="P50" text:outline-level="1">Document Support</text:h>
      <text:h text:style-name="P52" text:outline-level="2">References</text:h>
      <text:list xml:id="list5050870067478075266" text:style-name="WW8Num3">
        <text:list-item>
          <text:p text:style-name="P59"><text:bookmark-start text:name="_Ref493020620"/>Bradner, S., Key words for use in RFCs to Indicate Requirement Levels, RFC2119, March 1997.<text:bookmark-end text:name="_Ref493020620"/></text:p>
        </text:list-item>
        <text:list-item>
          <text:p text:style-name="P59">Software Requirements &amp; Specifications. Michael Jackson. ISBN 0-201-87712-0</text:p>
        </text:list-item>
      </text:list>
      <text:p text:style-name="P24"/>
      <text:p text:style-name="P24"/>
      <text:p text:style-name="P27"><text:span text:style-name="T4"/></text:p>
      <text:h text:style-name="P52" text:outline-level="2">Author’s Address</text:h>
      <text:p text:style-name="P27"/>
      <table:table table:name="Table2" table:style-name="Table2">
        <table:table-column table:style-name="Table2.A"/>
        <table:table-column table:style-name="Table2.B"/>
        <text:soft-page-break/>
        <table:table-row table:style-name="Table2.1">
          <table:table-cell table:style-name="Table2.A1" office:value-type="string">
            <text:p text:style-name="P9">Name</text:p>
          </table:table-cell>
          <table:table-cell table:style-name="Table2.B1" office:value-type="string">
            <text:p text:style-name="P11">David Bosschaert</text:p>
          </table:table-cell>
        </table:table-row>
        <table:table-row table:style-name="Table2.1">
          <table:table-cell table:style-name="Table2.A1" office:value-type="string">
            <text:p text:style-name="P9">Company</text:p>
          </table:table-cell>
          <table:table-cell table:style-name="Table2.B1" office:value-type="string">
            <text:p text:style-name="P11">Adobe</text:p>
          </table:table-cell>
        </table:table-row>
        <table:table-row table:style-name="Table2.1">
          <table:table-cell table:style-name="Table2.A1" office:value-type="string">
            <text:p text:style-name="P9">Address</text:p>
          </table:table-cell>
          <table:table-cell table:style-name="Table2.B1" office:value-type="string">
            <text:p text:style-name="P9"/>
          </table:table-cell>
        </table:table-row>
        <table:table-row table:style-name="Table2.1">
          <table:table-cell table:style-name="Table2.A1" office:value-type="string">
            <text:p text:style-name="P9">Voice</text:p>
          </table:table-cell>
          <table:table-cell table:style-name="Table2.B1" office:value-type="string">
            <text:p text:style-name="P9"/>
          </table:table-cell>
        </table:table-row>
        <table:table-row table:style-name="Table2.1">
          <table:table-cell table:style-name="Table2.A1" office:value-type="string">
            <text:p text:style-name="P17">e-mail</text:p>
          </table:table-cell>
          <table:table-cell table:style-name="Table2.B1" office:value-type="string">
            <text:p text:style-name="P19">bosschae@adobe.com</text:p>
          </table:table-cell>
        </table:table-row>
      </table:table>
      <text:p text:style-name="P27"/>
      <table:table table:name="Table3" table:style-name="Table3">
        <table:table-column table:style-name="Table3.A"/>
        <table:table-column table:style-name="Table3.B"/>
        <table:table-row table:style-name="Table3.1">
          <table:table-cell table:style-name="Table3.A1" office:value-type="string">
            <text:p text:style-name="P10">Name</text:p>
          </table:table-cell>
          <table:table-cell table:style-name="Table3.B1" office:value-type="string">
            <text:p text:style-name="P12">Tim Ward</text:p>
          </table:table-cell>
        </table:table-row>
        <table:table-row table:style-name="Table3.1">
          <table:table-cell table:style-name="Table3.A1" office:value-type="string">
            <text:p text:style-name="P10">Company</text:p>
          </table:table-cell>
          <table:table-cell table:style-name="Table3.B1" office:value-type="string">
            <text:p text:style-name="P13">Paremus</text:p>
          </table:table-cell>
        </table:table-row>
        <table:table-row table:style-name="Table3.1">
          <table:table-cell table:style-name="Table3.A1" office:value-type="string">
            <text:p text:style-name="P10">Address</text:p>
          </table:table-cell>
          <table:table-cell table:style-name="Table3.B1" office:value-type="string">
            <text:p text:style-name="P10"/>
          </table:table-cell>
        </table:table-row>
        <table:table-row table:style-name="Table3.1">
          <table:table-cell table:style-name="Table3.A1" office:value-type="string">
            <text:p text:style-name="P10">Voice</text:p>
          </table:table-cell>
          <table:table-cell table:style-name="Table3.B1" office:value-type="string">
            <text:p text:style-name="P10"/>
          </table:table-cell>
        </table:table-row>
        <table:table-row table:style-name="Table3.1">
          <table:table-cell table:style-name="Table3.A1" office:value-type="string">
            <text:p text:style-name="P18">e-mail</text:p>
          </table:table-cell>
          <table:table-cell table:style-name="Table3.B1" office:value-type="string">
            <text:p text:style-name="P18"/>
          </table:table-cell>
        </table:table-row>
      </table:table>
      <text:p text:style-name="P25"/>
      <text:p text:style-name="P25"/>
      <table:table table:name="Table4" table:style-name="Table4">
        <table:table-column table:style-name="Table4.A"/>
        <table:table-column table:style-name="Table4.B"/>
        <table:table-row table:style-name="Table4.1">
          <table:table-cell table:style-name="Table4.A1" office:value-type="string">
            <text:p text:style-name="P10">Name</text:p>
          </table:table-cell>
          <table:table-cell table:style-name="Table4.B1" office:value-type="string">
            <text:p text:style-name="P13">Peter Kriens</text:p>
          </table:table-cell>
        </table:table-row>
        <table:table-row table:style-name="Table4.1">
          <table:table-cell table:style-name="Table4.A1" office:value-type="string">
            <text:p text:style-name="P10">Company</text:p>
          </table:table-cell>
          <table:table-cell table:style-name="Table4.B1" office:value-type="string">
            <text:p text:style-name="P10"/>
          </table:table-cell>
        </table:table-row>
        <table:table-row table:style-name="Table4.1">
          <table:table-cell table:style-name="Table4.A1" office:value-type="string">
            <text:p text:style-name="P10">Address</text:p>
          </table:table-cell>
          <table:table-cell table:style-name="Table4.B1" office:value-type="string">
            <text:p text:style-name="P10"/>
          </table:table-cell>
        </table:table-row>
        <table:table-row table:style-name="Table4.1">
          <table:table-cell table:style-name="Table4.A1" office:value-type="string">
            <text:p text:style-name="P10">Voice</text:p>
          </table:table-cell>
          <table:table-cell table:style-name="Table4.B1" office:value-type="string">
            <text:p text:style-name="P10"/>
          </table:table-cell>
        </table:table-row>
        <table:table-row table:style-name="Table4.1">
          <table:table-cell table:style-name="Table4.A1" office:value-type="string">
            <text:p text:style-name="P18">e-mail</text:p>
          </table:table-cell>
          <table:table-cell table:style-name="Table4.B1" office:value-type="string">
            <text:p text:style-name="P18"/>
          </table:table-cell>
        </table:table-row>
      </table:table>
      <text:p text:style-name="P25"/>
      <text:h text:style-name="P52" text:outline-level="2">End of Document</text:h>
      <text:p text:style-name="P2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58483800E19BA5DB.png" xlink:type="simple" xlink:show="embed" xlink:actuate="onLoad"/></draw:frame><text:tab/><text:user-defined style:data-style-name="N0" text:name="RFP Title">RFP 182: Service Decorations</text:user-defined><text:tab/>Page <text:page-number text:select-page="current">6</text:page-number> of <text:page-count style:num-format="1">8</text:page-count></text:p>
        <text:p text:style-name="Header"/>
        <text:p text:style-name="Header"><text:tab/>Draft<text:tab/><text:modification-date style:data-style-name="N121">13 September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8-11T15:56:25.259194000</meta:creation-date>
    <meta:editing-cycles>31</meta:editing-cycles>
    <meta:editing-duration>PT47M21S</meta:editing-duration>
    <meta:initial-creator>David Bosschaert</meta:initial-creator>
    <dc:date>2016-09-13T14:42:21.024975000</dc:date>
    <dc:creator>David Bosschaert</dc:creator>
    <meta:document-statistic meta:table-count="4" meta:image-count="2" meta:object-count="0" meta:page-count="8" meta:paragraph-count="121" meta:word-count="2248" meta:character-count="14328" meta:non-whitespace-character-count="12189"/>
    <meta:user-defined meta:name="Info"/>
    <meta:user-defined meta:name="Info 3"/>
    <meta:user-defined meta:name="Info 4"/>
    <meta:user-defined meta:name="RFP Title">RFP 182: Service Decorations</meta:user-defined>
  </office:meta>
</office:document-meta>
</file>